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STD Medum" svg:font-family="'Futura STD Medum', Helvetica, Arial, Lucida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6666" style:font-name="Futura STD Medum" fo:font-size="12pt" fo:letter-spacing="normal" fo:font-style="normal" fo:font-weight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6666" style:font-name="Futura STD Medum" fo:font-size="12pt" fo:letter-spacing="normal" fo:font-style="normal" fo:font-weight="bold" officeooo:rsid="00169d17" officeooo:paragraph-rsid="00169d17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6666" style:font-name="Roboto" fo:font-size="9pt" fo:letter-spacing="normal" fo:font-style="normal" fo:font-weight="normal" officeooo:rsid="00169d17" officeooo:paragraph-rsid="00169d17"/>
    </style:style>
    <style:style style:name="T1" style:family="text">
      <style:text-properties officeooo:rsid="00169d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omos una tienda por departamentos on line, que le permite hacer sus compras desde la comodidad de su hogar, ofreciendo productos de buena calidad. <text:s/>Nuestra experiencia en el ramo nos permite servile son alto estandardde calidad. Compre seguro, compre con nosotros</text:p>
      <text:p text:style-name="P3"/>
      <text:p text:style-name="P3"/>
      <text:p text:style-name="P1"/>
      <text:p text:style-name="P1"/>
      <text:p text:style-name="P2">MISION</text:p>
      <text:p text:style-name="P1"><text:span text:style-name="T1">b</text:span>rind<text:span text:style-name="T1">ar</text:span> la mayor variedad de productos necesarios para su día a día, con calidad y tendencia a precios muy convenientes, todo esto en un solo lugar, con ambiente agradable y una atención que supera sus expectativas.</text:p>
      <text:p text:style-name="P1"/>
      <text:p text:style-name="P1"/>
      <text:p text:style-name="P2">VISION</text:p>
      <text:p text:style-name="P1">Ser la tienda por departamentos a la que todos <text:span text:style-name="T1">S</text:span>iempre quieren volver, porque les da la posibilidad de adquirir productos de calidad y tendencia a precios inmejorables, y en la que vivan una experiencia de comprar que le cambia su día para mej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STD Medum" svg:font-family="'Futura STD Medum', Helvetica, Arial, Lucida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0:51:01.006453695</meta:creation-date>
    <meta:editing-duration>PT47S</meta:editing-duration>
    <meta:editing-cycles>2</meta:editing-cycles>
    <meta:generator>LibreOffice/6.0.7.3$Linux_X86_64 LibreOffice_project/00m0$Build-3</meta:generator>
    <dc:date>2020-07-30T10:51:43.083848731</dc:date>
    <meta:document-statistic meta:table-count="0" meta:image-count="0" meta:object-count="0" meta:page-count="1" meta:paragraph-count="5" meta:word-count="122" meta:character-count="737" meta:non-whitespace-character-count="619"/>
  </office:meta>
</office:document-meta>
</file>